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9cm" fo:min-width="0.13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004cm" fo:min-width="0.27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39cm" fo:min-width="0.51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39cm" fo:min-width="0.89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39cm" fo:min-width="1.326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39cm" fo:min-width="0.214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0.3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fo:font-weight="normal"/>
    </style:style>
    <style:style style:name="P3" style:family="paragraph">
      <style:paragraph-properties fo:text-align="center"/>
      <style:text-properties fo:font-size="18pt" fo:font-weight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8pt" fo:font-weight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35cm" svg:height="0.889cm" svg:x="5.826cm" svg:y="2.52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889cm" svg:x="6.461cm" svg:y="2.52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889cm" svg:x="7.604cm" svg:y="2.52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889cm" svg:x="8.239cm" svg:y="2.52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889cm" svg:x="9.255cm" svg:y="2.52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889cm" svg:x="9.89cm" svg:y="2.52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889cm" svg:x="12.684cm" svg:y="2.524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889cm" svg:x="13.319cm" svg:y="2.524cm">
          <text:p text:style-name="P3">4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445cm" svg:y1="2.27cm" svg:x2="16.367cm" svg:y2="2.27cm">
          <text:p/>
        </draw:line>
        <draw:line draw:style-name="gr2" draw:text-style-name="P4" draw:layer="layout" svg:x1="5.445cm" svg:y1="3.667cm" svg:x2="16.367cm" svg:y2="3.667cm">
          <text:p/>
        </draw:line>
        <draw:custom-shape draw:style-name="gr3" draw:text-style-name="P4" draw:layer="layout" svg:width="0.889cm" svg:height="0.508cm" svg:x="4.175cm" svg:y="2.7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0.889cm" svg:height="0.508cm" svg:x="16.875cm" svg:y="2.7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4" draw:layer="layout" svg:x1="5.445cm" svg:y1="3.413cm" svg:x2="7.35cm" svg:y2="2.524cm">
          <text:p/>
        </draw:line>
        <draw:line draw:style-name="gr2" draw:text-style-name="P4" draw:layer="layout" svg:x1="7.477cm" svg:y1="3.54cm" svg:x2="9.001cm" svg:y2="2.524cm">
          <text:p/>
        </draw:line>
        <draw:custom-shape draw:style-name="gr4" draw:text-style-name="P2" draw:layer="layout" svg:width="1.016cm" svg:height="0.889cm" svg:x="10.906cm" svg:y="2.524cm">
          <text:p text:style-name="P1"><text:span text:style-name="T1">T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889cm" svg:x="11.922cm" svg:y="2.52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889cm" svg:x="12.684cm" svg:y="11.033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0.635cm" svg:height="0.889cm" svg:x="13.319cm" svg:y="11.03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1.397cm" svg:height="0.889cm" svg:x="12.811cm" svg:y="9.636cm">
          <text:p text:style-name="P1"><text:span text:style-name="T1">ST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0.635cm" svg:height="0.889cm" svg:x="14.208cm" svg:y="9.63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3.509cm" svg:y1="10.525cm" svg:x2="13.636cm" svg:y2="11.033cm" draw:start-shape="id1" draw:start-glue-point="2" draw:end-shape="id2" draw:end-glue-point="0" svg:d="M13509 10525l127 508" svg:viewBox="0 0 128 509">
          <text:p/>
        </draw:connector>
        <draw:connector draw:style-name="gr2" draw:text-style-name="P4" draw:layer="layout" draw:type="line" svg:x1="14.525cm" svg:y1="10.525cm" svg:x2="15.097cm" svg:y2="11.033cm" draw:start-shape="id3" draw:start-glue-point="2" draw:end-shape="id4" draw:end-glue-point="0" svg:d="M14525 10525l572 508" svg:viewBox="0 0 573 509">
          <text:p/>
        </draw:connector>
        <draw:custom-shape draw:style-name="gr5" draw:text-style-name="P2" draw:layer="layout" svg:width="1.397cm" svg:height="0.889cm" svg:x="14.208cm" svg:y="2.524cm">
          <text:p text:style-name="P1"><text:span text:style-name="T1">S</text:span><text:span text:style-name="T1">T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889cm" svg:x="15.605cm" svg:y="2.52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9.128cm" svg:y1="3.413cm" svg:x2="10.779cm" svg:y2="2.524cm">
          <text:p/>
        </draw:line>
        <draw:line draw:style-name="gr2" draw:text-style-name="P4" draw:layer="layout" svg:x1="10.779cm" svg:y1="3.54cm" svg:x2="12.557cm" svg:y2="2.397cm">
          <text:p/>
        </draw:line>
        <draw:custom-shape draw:style-name="gr1" draw:text-style-name="P2" draw:layer="layout" svg:width="0.635cm" svg:height="0.889cm" svg:x="10.017cm" svg:y="9.636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0.635cm" svg:height="0.889cm" svg:x="10.652cm" svg:y="9.636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1.826cm" svg:height="0.889cm" svg:x="10.779cm" svg:y="8.112cm">
          <text:p text:style-name="P1"><text:span text:style-name="T1">EST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714cm" svg:height="0.889cm" svg:x="12.605cm" svg:y="8.112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line" svg:x1="11.692cm" svg:y1="9.001cm" svg:x2="13.509cm" svg:y2="9.636cm" draw:start-shape="id5" draw:start-glue-point="2" draw:end-shape="id1" draw:end-glue-point="0" svg:d="M11692 9001l1817 635" svg:viewBox="0 0 1818 636">
          <text:p/>
        </draw:connector>
        <draw:connector draw:style-name="gr2" draw:text-style-name="P4" draw:layer="layout" draw:type="line" svg:x1="11.692cm" svg:y1="9.001cm" svg:x2="10.969cm" svg:y2="9.636cm" draw:start-shape="id5" draw:start-glue-point="2" draw:end-shape="id6" draw:end-glue-point="0" svg:d="M11692 9001l-723 635" svg:viewBox="0 0 724 636">
          <text:p/>
        </draw:connector>
        <draw:custom-shape draw:style-name="gr1" draw:text-style-name="P2" draw:layer="layout" svg:width="0.635cm" svg:height="0.889cm" svg:x="13.954cm" svg:y="12.4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0.635cm" svg:height="0.889cm" svg:x="14.589cm" svg:y="12.4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0.635cm" svg:height="0.889cm" svg:x="15.986cm" svg:y="12.4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0.889cm" svg:x="16.621cm" svg:y="12.4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016cm" svg:height="0.889cm" svg:x="14.589cm" svg:y="11.033cm">
          <text:p text:style-name="P1"><text:span text:style-name="T1">T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0.635cm" svg:height="0.889cm" svg:x="15.605cm" svg:y="11.03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5.097cm" svg:y1="11.922cm" svg:x2="14.906cm" svg:y2="12.43cm" draw:start-shape="id4" draw:start-glue-point="2" draw:end-shape="id7" draw:end-glue-point="0" svg:d="M15097 11922l-191 508" svg:viewBox="0 0 192 509">
          <text:p/>
        </draw:connector>
        <draw:connector draw:style-name="gr2" draw:text-style-name="P4" draw:layer="layout" draw:type="line" svg:x1="15.922cm" svg:y1="11.922cm" svg:x2="16.303cm" svg:y2="12.43cm" draw:start-shape="id8" draw:start-glue-point="2" draw:end-shape="id9" draw:end-glue-point="0" svg:d="M15922 11922l381 508" svg:viewBox="0 0 382 509">
          <text:p/>
        </draw:connector>
        <draw:frame draw:style-name="gr8" draw:text-style-name="P6" draw:layer="layout" svg:width="0.762cm" svg:height="0.725cm" svg:x="9.128cm" svg:y="9.89cm">
          <draw:text-box>
            <text:p text:style-name="P5"><text:span text:style-name="T2">0</text:span></text:p>
          </draw:text-box>
        </draw:frame>
        <draw:frame draw:style-name="gr9" draw:text-style-name="P6" draw:layer="layout" svg:width="1.016cm" svg:height="0.725cm" svg:x="11.795cm" svg:y="11.197cm">
          <draw:text-box>
            <text:p text:style-name="P5"><text:span text:style-name="T2">1</text:span><text:span text:style-name="T2">0</text:span></text:p>
          </draw:text-box>
        </draw:frame>
        <draw:frame draw:style-name="gr8" draw:text-style-name="P6" draw:layer="layout" svg:width="1.27cm" svg:height="0.725cm" svg:x="14.081cm" svg:y="13.446cm">
          <draw:text-box>
            <text:p text:style-name="P5"><text:span text:style-name="T2">1</text:span><text:span text:style-name="T2">1</text:span><text:span text:style-name="T2">0</text:span></text:p>
          </draw:text-box>
        </draw:frame>
        <draw:frame draw:style-name="gr8" draw:text-style-name="P6" draw:layer="layout" svg:width="0.762cm" svg:height="0.725cm" svg:x="15.097cm" svg:y="9.763cm">
          <draw:text-box>
            <text:p text:style-name="P5"><text:span text:style-name="T2">1</text:span></text:p>
          </draw:text-box>
        </draw:frame>
        <draw:frame draw:style-name="gr8" draw:text-style-name="P6" draw:layer="layout" svg:width="1.143cm" svg:height="0.725cm" svg:x="16.494cm" svg:y="11.16cm">
          <draw:text-box>
            <text:p text:style-name="P5"><text:span text:style-name="T2">11</text:span></text:p>
          </draw:text-box>
        </draw:frame>
        <draw:frame draw:style-name="gr8" draw:text-style-name="P6" draw:layer="layout" svg:width="1.27cm" svg:height="0.725cm" svg:x="16.113cm" svg:y="13.483cm">
          <draw:text-box>
            <text:p text:style-name="P5"><text:span text:style-name="T2">11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21:56:52.969777576</meta:creation-date>
    <dc:date>2019-03-06T22:52:38.837455087</dc:date>
    <meta:editing-duration>PT12M15S</meta:editing-duration>
    <meta:editing-cycles>5</meta:editing-cycles>
    <meta:generator>LibreOffice/6.0.7.3$Linux_X86_64 LibreOffice_project/00m0$Build-3</meta:generator>
    <meta:document-statistic meta:object-count="46"/>
  </office:meta>
</office:document-meta>
</file>